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rsid="000f6a23" officeooo:paragraph-rsid="000f6a23"/>
    </style:style>
    <style:style style:name="P2" style:family="paragraph" style:parent-style-name="Text_20_body">
      <style:text-properties fo:font-weight="bold" officeooo:rsid="000f6a23" officeooo:paragraph-rsid="000f6a23" style:font-weight-asian="bold" style:font-weight-complex="bold"/>
    </style:style>
    <style:style style:name="P3" style:family="paragraph" style:parent-style-name="Text_20_body">
      <style:text-properties fo:font-weight="normal" officeooo:rsid="000f6a23" officeooo:paragraph-rsid="000f6a23" style:font-weight-asian="normal" style:font-weight-complex="normal"/>
    </style:style>
    <style:style style:name="P4" style:family="paragraph" style:parent-style-name="Text_20_body">
      <style:text-properties fo:font-weight="normal" officeooo:rsid="000fc491" officeooo:paragraph-rsid="000fc491" style:font-weight-asian="normal" style:font-weight-complex="normal"/>
    </style:style>
    <style:style style:name="P5" style:family="paragraph" style:parent-style-name="Text_20_body">
      <style:text-properties fo:font-weight="normal" officeooo:rsid="001198f3" officeooo:paragraph-rsid="001198f3" style:font-weight-asian="normal" style:font-weight-complex="normal"/>
    </style:style>
    <style:style style:name="P6" style:family="paragraph" style:parent-style-name="Text_20_body">
      <style:text-properties fo:font-weight="normal" officeooo:rsid="00123475" officeooo:paragraph-rsid="00123475" style:font-weight-asian="normal" style:font-weight-complex="normal"/>
    </style:style>
    <style:style style:name="P7" style:family="paragraph" style:parent-style-name="Text_20_body">
      <style:text-properties fo:font-weight="normal" officeooo:rsid="00135f19" officeooo:paragraph-rsid="00135f19" style:font-weight-asian="normal" style:font-weight-complex="normal"/>
    </style:style>
    <style:style style:name="P8" style:family="paragraph" style:parent-style-name="Text_20_body">
      <style:text-properties fo:font-weight="normal" officeooo:rsid="0014f77b" officeooo:paragraph-rsid="0014f77b" style:font-weight-asian="normal" style:font-weight-complex="normal"/>
    </style:style>
    <style:style style:name="P9" style:family="paragraph" style:parent-style-name="Text_20_body">
      <style:text-properties fo:font-weight="normal" officeooo:rsid="00151cbd" officeooo:paragraph-rsid="00151cbd" style:font-weight-asian="normal" style:font-weight-complex="normal"/>
    </style:style>
    <style:style style:name="P10" style:family="paragraph" style:parent-style-name="Text_20_body">
      <style:text-properties fo:font-weight="normal" officeooo:rsid="00161951" officeooo:paragraph-rsid="00161951" style:font-weight-asian="normal" style:font-weight-complex="normal"/>
    </style:style>
    <style:style style:name="P11" style:family="paragraph" style:parent-style-name="Title">
      <style:text-properties officeooo:rsid="000f6a23" officeooo:paragraph-rsid="000f6a23"/>
    </style:style>
    <style:style style:name="P12" style:family="paragraph" style:parent-style-name="Text_20_body">
      <style:text-properties officeooo:paragraph-rsid="00161951"/>
    </style:style>
    <style:style style:name="T1" style:family="text">
      <style:text-properties officeooo:rsid="001198f3"/>
    </style:style>
    <style:style style:name="T2" style:family="text">
      <style:text-properties officeooo:rsid="00172a50"/>
    </style:style>
    <style:style style:name="T3" style:family="text">
      <style:text-properties officeooo:rsid="001af569"/>
    </style:style>
    <style:style style:name="T4" style:family="text">
      <style:text-properties officeooo:rsid="001b8284"/>
    </style:style>
    <style:style style:name="T5" style:family="text">
      <style:text-properties fo:font-weight="normal" officeooo:rsid="00161951" style:font-weight-asian="normal" style:font-weight-complex="normal"/>
    </style:style>
    <style:style style:name="T6" style:family="text">
      <style:text-properties fo:font-weight="normal" officeooo:rsid="00211709" style:font-weight-asian="normal" style:font-weight-complex="normal"/>
    </style:style>
    <style:style style:name="T7" style:family="text">
      <style:text-properties officeooo:rsid="001d9927"/>
    </style:style>
    <style:style style:name="T8" style:family="text">
      <style:text-properties officeooo:rsid="001f67ba"/>
    </style:style>
    <style:style style:name="T9" style:family="text">
      <style:text-properties officeooo:rsid="00226fb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Blatt 9</text:p>
      <text:p text:style-name="P1"/>
      <text:p text:style-name="P2">Aufgabe 33)</text:p>
      <text:p text:style-name="P3">1) int *p;</text:p>
      <text:p text:style-name="P3">2) double *p = &amp;y;</text:p>
      <text:p text:style-name="P4">3) <text:span text:style-name="T1">char *p = &amp;c;</text:span></text:p>
      <text:p text:style-name="P5">4) int **p;</text:p>
      <text:p text:style-name="P6">5) double *p <text:span text:style-name="T2">= NULL</text:span>;</text:p>
      <text:p text:style-name="P6">6) char *p = w[4];</text:p>
      <text:p text:style-name="P7">7) *p = 3.0;</text:p>
      <text:p text:style-name="P8">8) *p = *p + 1;</text:p>
      <text:p text:style-name="P9">9) *p = 1;</text:p>
      <text:p text:style-name="P10">10)</text:p>
      <text:p text:style-name="P10">11)</text:p>
      <text:p text:style-name="P10">12)</text:p>
      <text:p text:style-name="P10">13)</text:p>
      <text:p text:style-name="P10">14) <text:span text:style-name="T3">a</text:span></text:p>
      <text:p text:style-name="P10">15) <text:span text:style-name="T3">A</text:span></text:p>
      <text:p text:style-name="P10">16) <text:span text:style-name="T4">1</text:span></text:p>
      <text:p text:style-name="P10">17) <text:span text:style-name="T4">b</text:span></text:p>
      <text:p text:style-name="P10">18) <text:span text:style-name="T4">1</text:span></text:p>
      <text:p text:style-name="P12"><text:span text:style-name="T5">19) </text:span><text:span text:style-name="T6">Zeile 6: </text:span>Wertzuweisung an <text:span text:style-name="T9">einer </text:span>Feldvariable<text:span text:style-name="T9">n</text:span> <text:span text:style-name="T7">(Kapitel 13 / Seite 14)</text:span></text:p>
      <text:p text:style-name="P10">20) <text:span text:style-name="T8">Zeile 7: p wurde nicht initialisiert</text:span></text:p>
      <text:p text:style-name="P10">21) <text:span text:style-name="T8">Zeile 7: Dereferenzierung ohne vorherige Initialisierung des Feldes</text:span></text:p>
      <text:p text:style-name="P10">22) <text:span text:style-name="T8">Zeile 7: </text:span>w ist ein KONSTANTER (adresswertiger) Ausdruck, also ist keine Wertzuweisung möglich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24T17:49:16.702000000</meta:creation-date>
    <dc:date>2018-12-25T01:16:15.568000000</dc:date>
    <meta:editing-duration>PT1H14M2S</meta:editing-duration>
    <meta:editing-cycles>15</meta:editing-cycles>
    <meta:generator>LibreOffice/6.0.5.2$Windows_X86_64 LibreOffice_project/54c8cbb85f300ac59db32fe8a675ff7683cd5a16</meta:generator>
    <meta:document-statistic meta:table-count="0" meta:image-count="0" meta:object-count="0" meta:page-count="1" meta:paragraph-count="24" meta:word-count="100" meta:character-count="466" meta:non-whitespace-character-count="390"/>
  </office:meta>
</office:document-meta>
</file>